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Panel.getX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Panel.setShowNegated( boolean showN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Panel.getCheckXPath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PathPanel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Panel.isShowNeg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Panel.getXPath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Panel.setDefaul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Panel.XPath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Panel.setNegated( boolean neg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Panel.XPathPanel( boolean isDoubleBuff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Panel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PathPanel.getNegatedCheckBo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Panel.XPathPanel( LayoutManager layout , boolean isDoubleBuff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Panel.validXPath( String xpathString , boolean showDialog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XPathPanel.setXPath( String x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Panel.XPathPanel( LayoutManager lay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Panel.isNeg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